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18in" table:align="righ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0.1257in"/>
    </style:style>
    <style:style style:name="Table1.C" style:family="table-column">
      <style:table-column-properties style:column-width="1.6847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798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4" style:family="table-row">
      <style:table-row-properties style:min-row-height="0.1542in"/>
    </style:style>
    <style:style style:name="Table1.5" style:family="table-row">
      <style:table-row-properties style:min-row-height="0.1035in"/>
    </style:style>
    <style:style style:name="Table1.8" style:family="table-row">
      <style:table-row-properties style:min-row-height="0.0556in"/>
    </style:style>
    <style:style style:name="Table1.9" style:family="table-row">
      <style:table-row-properties style:min-row-height="0.1417in"/>
    </style:style>
    <style:style style:name="Table1.12" style:family="table-row">
      <style:table-row-properties style:min-row-height="0.0597in"/>
    </style:style>
    <style:style style:name="Table1.13" style:family="table-row">
      <style:table-row-properties style:min-row-height="0.0806in"/>
    </style:style>
    <style:style style:name="Table1.14" style:family="table-row">
      <style:table-row-properties style:min-row-height="0.2208in"/>
    </style:style>
    <style:style style:name="Table1.16" style:family="table-row">
      <style:table-row-properties style:min-row-height="0.1361in"/>
    </style:style>
    <style:style style:name="Table1.17" style:family="table-row">
      <style:table-row-properties style:min-row-height="0.4979in"/>
    </style:style>
    <style:style style:name="Table1.18" style:family="table-row">
      <style:table-row-properties style:min-row-height="0.0799in"/>
    </style:style>
    <style:style style:name="Table1.20" style:family="table-row">
      <style:table-row-properties style:min-row-height="0.0785in"/>
    </style:style>
    <style:style style:name="Table1.21" style:family="table-row">
      <style:table-row-properties style:min-row-height="0.5007in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0809" officeooo:paragraph-rsid="000508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282c7" officeooo:paragraph-rsid="000282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3678c" officeooo:paragraph-rsid="0003678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0671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82c7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0fd29" officeooo:paragraph-rsid="0000fd29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4f62b" officeooo:paragraph-rsid="0004f62b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bold" officeooo:rsid="0000fd29" officeooo:paragraph-rsid="00050809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officeooo:paragraph-rsid="0000fd29"/>
    </style:style>
    <style:style style:name="P20" style:family="paragraph" style:parent-style-name="Table_20_Contents">
      <style:paragraph-properties fo:text-align="end" style:justify-single-word="false"/>
      <style:text-properties officeooo:paragraph-rsid="0005775c"/>
    </style:style>
    <style:style style:name="P21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officeooo:paragraph-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1">
      <style:paragraph-properties fo:text-align="start" style:justify-single-word="false"/>
      <style:text-properties officeooo:paragraph-rsid="00020671"/>
    </style:style>
    <style:style style:name="P35" style:family="paragraph" style:parent-style-name="Table_20_Contents" style:list-style-name="L2">
      <style:paragraph-properties fo:text-align="start" style:justify-single-word="false"/>
      <style:text-properties officeooo:paragraph-rsid="00027996"/>
    </style:style>
    <style:style style:name="P36" style:family="paragraph" style:parent-style-name="Table_20_Contents" style:list-style-name="L3">
      <style:paragraph-properties fo:text-align="start" style:justify-single-word="false"/>
      <style:text-properties officeooo:paragraph-rsid="0003678c"/>
    </style:style>
    <style:style style:name="P3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4">
      <style:paragraph-properties fo:text-align="start" style:justify-single-word="false"/>
      <style:text-properties officeooo:rsid="0003678c" officeooo:paragraph-rsid="0003678c"/>
    </style:style>
    <style:style style:name="P42" style:family="paragraph" style:parent-style-name="Table_20_Contents" style:list-style-name="L4">
      <style:paragraph-properties fo:text-align="start" style:justify-single-word="false"/>
      <style:text-properties officeooo:rsid="000f36ce" officeooo:paragraph-rsid="000f36ce"/>
    </style:style>
    <style:style style:name="T1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officeooo:rsid="00027996"/>
    </style:style>
    <style:style style:name="T4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6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ac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5775c"/>
    </style:style>
    <style:style style:name="T15" style:family="text">
      <style:text-properties officeooo:rsid="000878e1"/>
    </style:style>
    <style:style style:name="T16" style:family="text">
      <style:text-properties officeooo:rsid="000e9a15"/>
    </style:style>
    <style:style style:name="T17" style:family="text">
      <style:text-properties officeooo:rsid="00122d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8">Avshar Kirksall</text:p>
          </table:table-cell>
          <table:covered-table-cell/>
          <table:covered-table-cell/>
          <table:table-cell table:style-name="Table1.A1" office:value-type="string">
            <text:p text:style-name="P2"/>
            <text:p text:style-name="P30">Brooklyn, NY</text:p>
          </table:table-cell>
          <table:table-cell table:style-name="Table1.A1" office:value-type="string">
            <text:p text:style-name="P19"><text:a xlink:type="simple" xlink:href="mailto:avshark@pm.me" text:style-name="Internet_20_link" text:visited-style-name="Visited_20_Internet_20_Link"><text:span text:style-name="T1">avshar@pm.m</text:span></text:a><text:a xlink:type="simple" xlink:href="mailto:avshark@pm.me" text:style-name="Internet_20_link" text:visited-style-name="Visited_20_Internet_20_Link"><text:span text:style-name="T2">e</text:span></text:a></text:p>
            <text:p text:style-name="P20"><text:a xlink:type="simple" xlink:href="http://avshrk.github.io/" text:style-name="Internet_20_link" text:visited-style-name="Visited_20_Internet_20_Link"><text:span text:style-name="T2">http://avshrk.github.io</text:span></text:a></text:p>
          </table:table-cell>
        </table:table-row>
        <table:table-row>
          <table:table-cell table:style-name="Table1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1">S<text:span text:style-name="T14">UMMARY</text:span>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>I am a full stack engineer with <text:span text:style-name="T17">solid background in computer science fundamentals</text:span>. I have multiple years of experience building consumer facing software with proficiency in Ruby, Rails, Node, JavaScript, Linux, Unix and RESTful APIs.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3" office:value-type="string">
            <text:p text:style-name="P32">E<text:span text:style-name="T14">XPERIENCE</text:span></text:p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>Software Engine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7">CushionDB</text:p>
          </table:table-cell>
          <table:table-cell table:style-name="Table1.A1" office:value-type="string">
            <text:p text:style-name="P28">Brooklyn, NY</text:p>
          </table:table-cell>
          <table:table-cell table:style-name="Table1.A1" office:value-type="string">
            <text:p text:style-name="P29">May 2019 – Present</text:p>
          </table:table-cell>
        </table:table-row>
        <table:table-row>
          <table:covered-table-cell/>
          <table:table-cell table:style-name="Table1.A1" table:number-columns-spanned="4" office:value-type="string">
            <text:list xml:id="list3085838669" text:style-name="L1">
              <text:list-item>
                <text:p text:style-name="P34"><text:span text:style-name="T8">Built an</text:span><text:span text:style-name="T5"> open source data management framework for offline-first progressive web applications.</text:span></text:p>
              </text:list-item>
            </text:list>
            <text:list xml:id="list2759020880" text:style-name="L2">
              <text:list-item>
                <text:p text:style-name="P37"><text:span text:style-name="T16">Implemented</text:span> preemptive data push (server push) to reduce web application latency.</text:p>
              </text:list-item>
              <text:list-item>
                <text:p text:style-name="P37">Reduced DOM blocking by separating long running computation from the main thread.</text:p>
              </text:list-item>
              <text:list-item>
                <text:p text:style-name="P37">Implemented Multi-leader data replication/synchronization architecture among user databases.</text:p>
              </text:list-item>
              <text:list-item>
                <text:p text:style-name="P37">Utilized Service Workers and Push Notifications to implement bidirectional data synchronization between user databases even if the web application is closed.</text:p>
              </text:list-item>
              <text:list-item>
                <text:p text:style-name="P37">Simplified <text:span text:style-name="T3">deployment and dependency issues</text:span> by <text:span text:style-name="T3">packaging</text:span> and deploying Docker images for server side components.</text:p>
              </text:list-item>
              <text:list-item>
                <text:p text:style-name="P38">Reduced HTTP traffic by employing network connectivity events.</text:p>
              </text:list-item>
              <text:list-item>
                <text:p text:style-name="P35"><text:span text:style-name="T10">Wrote a comprehensive case study (</text:span><text:a xlink:type="simple" xlink:href="https://cushiondb.github.io/" text:style-name="Internet_20_link" text:visited-style-name="Visited_20_Internet_20_Link"><text:span text:style-name="T12">https://cushiondb.github.io</text:span></text:a><text:span text:style-name="T10">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rows-spanned="3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2">Full Stack Develop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1">Mita Consulting USA Inc.</text:p>
          </table:table-cell>
          <table:table-cell table:style-name="Table1.A1" office:value-type="string">
            <text:p text:style-name="P22">Brooklyn, NY</text:p>
          </table:table-cell>
          <table:table-cell table:style-name="Table1.A1" office:value-type="string">
            <text:p text:style-name="P23"><text:span text:style-name="T17">September</text:span> 2015 – May 2019</text:p>
          </table:table-cell>
        </table:table-row>
        <table:table-row>
          <table:covered-table-cell/>
          <table:table-cell table:style-name="Table1.A1" table:number-columns-spanned="4" office:value-type="string">
            <text:list xml:id="list4212922171" text:style-name="L3">
              <text:list-item>
                <text:p text:style-name="P36"><text:span text:style-name="T6">Built Ruby/Rails full stack ecommerce web applications for multi channel </text:span><text:span text:style-name="T11">merchants</text:span><text:span text:style-name="T6">.</text:span></text:p>
              </text:list-item>
            </text:list>
            <text:list xml:id="list4157029691" text:style-name="L4">
              <text:list-item>
                <text:p text:style-name="P41"><text:span text:style-name="T4">Built </text:span><text:span text:style-name="T7">JavaScript/Node</text:span><text:span text:style-name="T4"> microservices </text:span><text:span text:style-name="T9">such as </text:span><text:span text:style-name="T4">manag</text:span><text:span text:style-name="T9">ing</text:span><text:span text:style-name="T4"> inventory, monitor</text:span><text:span text:style-name="T9">ing</text:span><text:span text:style-name="T4"> competitors, </text:span><text:span text:style-name="T9">and tracking shipments. </text:span></text:p>
              </text:list-item>
              <text:list-item>
                <text:p text:style-name="P42"><text:span text:style-name="T9">I</text:span><text:span text:style-name="T4">ntegrated web apps with Amazon market place via RESTful APIs.</text:span></text:p>
              </text:list-item>
              <text:list-item>
                <text:p text:style-name="P39">Built an extensive number of web applications with Ruby/Rails, Node/JavaScript and React/Redux.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rows-spanned="3" office:value-type="string">
            <text:p text:style-name="P8"/>
          </table:table-cell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12">Founder</text:p>
          </table:table-cell>
          <table:covered-table-cell/>
          <table:covered-table-cell/>
        </table:table-row>
        <table:table-row table:style-name="Table1.14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4">Partners Modusvivendi Inc.</text:p>
          </table:table-cell>
          <table:table-cell table:style-name="Table1.A1" office:value-type="string">
            <text:p text:style-name="P25">Brooklyn, NY</text:p>
          </table:table-cell>
          <table:table-cell table:style-name="Table1.A1" office:value-type="string">
            <text:p text:style-name="P26">June 2008 – <text:span text:style-name="T17">January</text:span> 2013</text:p>
          </table:table-cell>
        </table:table-row>
        <table:table-row table:style-name="Table1.9">
          <table:covered-table-cell/>
          <table:table-cell table:style-name="Table1.A1" table:number-columns-spanned="4" office:value-type="string">
            <text:list xml:id="list3066775575" text:style-name="L5">
              <text:list-item>
                <text:p text:style-name="P40">Built and operated multi channel ecommerce company with over $300K annual sal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3">PROJECT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0"><text:span text:style-name="T13">PostIt:</text:span> A social news and discussion application similar to Reddit built with Rails, PostgreSQL, and JavaScript.</text:p>
            <text:p text:style-name="P10"><text:span text:style-name="T13">Project Board: </text:span><text:span text:style-name="T15">List management productivity web app built with Ruby/Rails and React/Redux.</text:span>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3">SKILL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Programming Languages: </text:span>C, Ruby, JavaScript, Bash Shell Script, SQL</text:p>
            <text:p text:style-name="P9"><text:span text:style-name="T13">Back End:</text:span> Rails, Node, Sinatra, PostgreSQL, MySQL, RESTful APIs</text:p>
            <text:p text:style-name="P9"><text:span text:style-name="T13">Front End:</text:span> React, Redux, HTML/CSS, jQuery</text:p>
            <text:p text:style-name="P9"><text:span text:style-name="T13">Other: </text:span>Git, Docker, FreeBSD, Linux, CouchDB</text:p>
          </table:table-cell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office:value-type="string">
            <text:p text:style-name="P33">EDUCATION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Louisiana State University</text:span> – Baton Rouge, LA</text:p>
            <text:p text:style-name="P9">Bachelor of Science in <text:span text:style-name="T13">Information Systems and Decision Sciences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11:05.944847353</meta:creation-date>
    <dc:date>2019-11-04T18:05:27.539291901</dc:date>
    <meta:editing-duration>PT3H47M22S</meta:editing-duration>
    <meta:editing-cycles>15</meta:editing-cycles>
    <meta:generator>LibreOffice/6.2.8.2$MacOSX_X86_64 LibreOffice_project/f82ddfca21ebc1e222a662a32b25c0c9d20169ee</meta:generator>
    <meta:document-statistic meta:table-count="1" meta:image-count="0" meta:object-count="0" meta:page-count="1" meta:paragraph-count="43" meta:word-count="313" meta:character-count="2251" meta:non-whitespace-character-count="1988"/>
  </office:meta>
</office:document-meta>
</file>